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6.708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4.12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90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_network_type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rainer_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rob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rob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rob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checkpoint_frequency</text:p>
          </table:table-cell>
          <table:table-cell table:style-name="ce1"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04.0185936481" calcext:value-type="float">
            <text:p>-104,0185936481</text:p>
          </table:table-cell>
          <table:table-cell office:value-type="float" office:value="-91.2478446075091" calcext:value-type="float">
            <text:p>-91,2478446075091</text:p>
          </table:table-cell>
          <table:table-cell office:value-type="string" calcext:value-type="string">
            <text:p>2020-05-25_11-36-07</text:p>
          </table:table-cell>
          <table:table-cell table:formula="of:=HYPERLINK(&quot;data/2020-05-25_11-36-07/plot.png&quot;)" office:value-type="string" office:string-value="data/2020-05-25_11-36-07/plot.png" calcext:value-type="string">
            <text:p>data/2020-05-25_11-36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6.7329407826013" calcext:value-type="float">
            <text:p>-36,7329407826013</text:p>
          </table:table-cell>
          <table:table-cell office:value-type="float" office:value="139.813868450335" calcext:value-type="float">
            <text:p>139,813868450335</text:p>
          </table:table-cell>
          <table:table-cell office:value-type="string" calcext:value-type="string">
            <text:p>2020-05-25_19-40-59</text:p>
          </table:table-cell>
          <table:table-cell table:formula="of:=HYPERLINK(&quot;data/2020-05-25_19-40-59/plot.png&quot;)" office:value-type="string" office:string-value="data/2020-05-25_19-40-59/plot.png" calcext:value-type="string">
            <text:p>data/2020-05-25_19-40-5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249375960726" calcext:value-type="float">
            <text:p>107,249375960726</text:p>
          </table:table-cell>
          <table:table-cell office:value-type="float" office:value="241.297878302251" calcext:value-type="float">
            <text:p>241,297878302251</text:p>
          </table:table-cell>
          <table:table-cell office:value-type="string" calcext:value-type="string">
            <text:p>2020-05-25_12-22-27</text:p>
          </table:table-cell>
          <table:table-cell table:formula="of:=HYPERLINK(&quot;data/2020-05-25_12-22-27/plot.png&quot;)" office:value-type="string" office:string-value="data/2020-05-25_12-22-27/plot.png" calcext:value-type="string">
            <text:p>data/2020-05-25_12-22-2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243442067315" calcext:value-type="float">
            <text:p>120,243442067315</text:p>
          </table:table-cell>
          <table:table-cell office:value-type="float" office:value="246.590217148959" calcext:value-type="float">
            <text:p>246,590217148959</text:p>
          </table:table-cell>
          <table:table-cell office:value-type="string" calcext:value-type="string">
            <text:p>2020-05-24_12-52-22</text:p>
          </table:table-cell>
          <table:table-cell table:formula="of:=HYPERLINK(&quot;data/2020-05-24_12-52-22/plot.png&quot;)" office:value-type="string" office:string-value="data/2020-05-24_12-52-22/plot.png" calcext:value-type="string">
            <text:p>data/2020-05-24_12-52-2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503394040234" calcext:value-type="float">
            <text:p>119,503394040234</text:p>
          </table:table-cell>
          <table:table-cell office:value-type="float" office:value="279.643534940331" calcext:value-type="float">
            <text:p>279,643534940331</text:p>
          </table:table-cell>
          <table:table-cell office:value-type="string" calcext:value-type="string">
            <text:p>2020-05-25_18-21-07</text:p>
          </table:table-cell>
          <table:table-cell table:formula="of:=HYPERLINK(&quot;data/2020-05-25_18-21-07/plot.png&quot;)" office:value-type="string" office:string-value="data/2020-05-25_18-21-07/plot.png" calcext:value-type="string">
            <text:p>data/2020-05-25_18-21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569367925376" calcext:value-type="float">
            <text:p>120,569367925376</text:p>
          </table:table-cell>
          <table:table-cell office:value-type="float" office:value="281.363476270753" calcext:value-type="float">
            <text:p>281,363476270753</text:p>
          </table:table-cell>
          <table:table-cell office:value-type="string" calcext:value-type="string">
            <text:p>2020-05-23_14-38-49</text:p>
          </table:table-cell>
          <table:table-cell table:formula="of:=HYPERLINK(&quot;data/2020-05-23_14-38-49/plot.png&quot;)" office:value-type="string" office:string-value="data/2020-05-23_14-38-49/plot.png" calcext:value-type="string">
            <text:p>data/2020-05-23_14-38-4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.418676581946" calcext:value-type="float">
            <text:p>125,418676581946</text:p>
          </table:table-cell>
          <table:table-cell office:value-type="float" office:value="294.9319888735" calcext:value-type="float">
            <text:p>294,9319888735</text:p>
          </table:table-cell>
          <table:table-cell office:value-type="string" calcext:value-type="string">
            <text:p>2020-05-23_16-18-53</text:p>
          </table:table-cell>
          <table:table-cell table:formula="of:=HYPERLINK(&quot;data/2020-05-23_16-18-53/plot.png&quot;)" office:value-type="string" office:string-value="data/2020-05-23_16-18-53/plot.png" calcext:value-type="string">
            <text:p>data/2020-05-23_16-18-53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2.7939249435927" calcext:value-type="float">
            <text:p>72,7939249435927</text:p>
          </table:table-cell>
          <table:table-cell office:value-type="float" office:value="313.279160364385" calcext:value-type="float">
            <text:p>313,279160364385</text:p>
          </table:table-cell>
          <table:table-cell office:value-type="string" calcext:value-type="string">
            <text:p>2020-05-26_10-51-17</text:p>
          </table:table-cell>
          <table:table-cell table:formula="of:=HYPERLINK(&quot;data/2020-05-26_10-51-17/plot.png&quot;)" office:value-type="string" office:string-value="data/2020-05-26_10-51-17/plot.png" calcext:value-type="string">
            <text:p>data/2020-05-26_10-51-1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.586499914196" calcext:value-type="float">
            <text:p>176,586499914196</text:p>
          </table:table-cell>
          <table:table-cell office:value-type="float" office:value="313.73026953533" calcext:value-type="float">
            <text:p>313,73026953533</text:p>
          </table:table-cell>
          <table:table-cell office:value-type="string" calcext:value-type="string">
            <text:p>2020-05-23_19-02-42</text:p>
          </table:table-cell>
          <table:table-cell table:formula="of:=HYPERLINK(&quot;data/2020-05-23_19-02-42/plot.png&quot;)" office:value-type="string" office:string-value="data/2020-05-23_19-02-42/plot.png" calcext:value-type="string">
            <text:p>data/2020-05-23_19-02-4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99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.692147536616" calcext:value-type="float">
            <text:p>203,692147536616</text:p>
          </table:table-cell>
          <table:table-cell office:value-type="float" office:value="319.557782033337" calcext:value-type="float">
            <text:p>319,557782033337</text:p>
          </table:table-cell>
          <table:table-cell office:value-type="string" calcext:value-type="string">
            <text:p>2020-05-24_10-17-35</text:p>
          </table:table-cell>
          <table:table-cell table:formula="of:=HYPERLINK(&quot;data/2020-05-24_10-17-35/plot.png&quot;)" office:value-type="string" office:string-value="data/2020-05-24_10-17-35/plot.png" calcext:value-type="string">
            <text:p>data/2020-05-24_10-17-35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99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20-05-22_16-38-09</text:p>
          </table:table-cell>
          <table:table-cell table:formula="of:=HYPERLINK(&quot;data/2020-05-22_16-38-09/plot.png&quot;)" office:value-type="string" office:string-value="data/2020-05-22_16-38-09/plot.png" calcext:value-type="string">
            <text:p>data/2020-05-22_16-38-09/plot.png</text:p>
          </table:table-cell>
          <table:table-cell office:value-type="string" calcext:value-type="string">
            <text:p>CartPole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1.333333333333" calcext:value-type="float">
            <text:p>691,33333333333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020-05-26_22-52-51</text:p>
          </table:table-cell>
          <table:table-cell table:formula="of:=HYPERLINK(&quot;data/2020-05-26_22-52-51/plot.png&quot;)" office:value-type="string" office:string-value="data/2020-05-26_22-52-51/plot.png" calcext:value-type="string">
            <text:p>data/2020-05-26_22-52-51/plot.png</text:p>
          </table:table-cell>
          <table:table-cell office:value-type="string" calcext:value-type="string">
            <text:p>Qbert-ram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MA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utput.A1:output.AH13">
          <table:sort>
            <table:sort-by table:field-number="5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7T13:51:17.397083484</dc:date>
    <meta:editing-duration>PT1M52S</meta:editing-duration>
    <meta:editing-cycles>1</meta:editing-cycles>
    <meta:document-statistic meta:table-count="1" meta:cell-count="392" meta:object-count="0"/>
    <meta:generator>LibreOffice/6.4.3.2$Linux_X86_64 LibreOffice_project/40$Build-2</meta:generator>
  </office:meta>
</office:document-meta>
</file>